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7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278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 – submiss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))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button description to desc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displayer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same goes for out”, instead of “in/out”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rity from fork-bom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Test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data 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mission_wizard.py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helper_upload_problem: max lim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helper_upload_problem: short aliases for protoc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helper_upload_problem: full names for protoc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choose_scheme.html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upload_problem_metadata.html: statement extens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helper_upload_problem: statement extensions</text:p>
          </table:table-cell>
          <table:table-cell table:number-columns-repeated="2"/>
        </table:table-row>
        <table:table-row table:style-name="ro1" table:number-rows-repeated="104833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5 Sheet1.C167:Sheet1.C170 Sheet1.C172:Sheet1.C173 Sheet1.C108:Sheet1.C133 Sheet1.C176:Sheet1.C223 Sheet1.C225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4:Sheet1.C17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4:Sheet1.C2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4:33:34.1527010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12T14:50:30.948629406</dc:date>
    <meta:editing-duration>P4DT17H1M39S</meta:editing-duration>
    <meta:editing-cycles>289</meta:editing-cycles>
    <meta:generator>LibreOffice/7.3.1.3$Linux_X86_64 LibreOffice_project/30$Build-3</meta:generator>
    <meta:document-statistic meta:table-count="1" meta:cell-count="973" meta:object-count="0"/>
  </office:meta>
</office:document-meta>
</file>